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text-properties officeooo:rsid="00023f1f" officeooo:paragraph-rsid="00023f1f"/>
    </style:style>
    <style:style style:name="P2" style:family="paragraph" style:parent-style-name="Standard" style:list-style-name="L1">
      <style:text-properties officeooo:rsid="00023f1f" officeooo:paragraph-rsid="00023f1f"/>
    </style:style>
    <style:style style:name="P3" style:family="paragraph" style:parent-style-name="Standard" style:list-style-name="L2">
      <style:text-properties officeooo:rsid="00023f1f" officeooo:paragraph-rsid="00023f1f"/>
    </style:style>
    <style:style style:name="P4" style:family="paragraph" style:parent-style-name="Standard" style:list-style-name="L2">
      <style:text-properties officeooo:rsid="000332c4" officeooo:paragraph-rsid="000332c4"/>
    </style:style>
    <style:style style:name="P5" style:family="paragraph" style:parent-style-name="Standard">
      <style:text-properties officeooo:rsid="000332c4" officeooo:paragraph-rsid="000332c4"/>
    </style:style>
    <style:style style:name="P6" style:family="paragraph" style:parent-style-name="Standard">
      <style:text-properties officeooo:rsid="000332c4" officeooo:paragraph-rsid="00055fb6"/>
    </style:style>
    <style:style style:name="P7" style:family="paragraph" style:parent-style-name="Standard">
      <style:text-properties officeooo:rsid="000332c4" officeooo:paragraph-rsid="000a1668"/>
    </style:style>
    <style:style style:name="P8" style:family="paragraph" style:parent-style-name="Standard">
      <style:text-properties officeooo:rsid="000b32b3" officeooo:paragraph-rsid="000b32b3"/>
    </style:style>
    <style:style style:name="P9" style:family="paragraph" style:parent-style-name="Standard" style:list-style-name="L3">
      <style:text-properties officeooo:rsid="000b32b3" officeooo:paragraph-rsid="000b32b3"/>
    </style:style>
    <style:style style:name="P10" style:family="paragraph" style:parent-style-name="Heading_20_2">
      <style:paragraph-properties fo:text-align="center" style:justify-single-word="false"/>
    </style:style>
    <style:style style:name="P11" style:family="paragraph" style:parent-style-name="Header">
      <style:text-properties officeooo:rsid="000e9665" officeooo:paragraph-rsid="000e9665"/>
    </style:style>
    <style:style style:name="T1" style:family="text">
      <style:text-properties officeooo:rsid="00052296"/>
    </style:style>
    <style:style style:name="T2" style:family="text">
      <style:text-properties officeooo:rsid="0008f622"/>
    </style:style>
    <style:style style:name="T3" style:family="text">
      <style:text-properties officeooo:rsid="000c474e"/>
    </style:style>
    <style:style style:name="T4" style:family="text">
      <style:text-properties officeooo:rsid="000cbe3f"/>
    </style:style>
    <style:style style:name="T5" style:family="text">
      <style:text-properties officeooo:rsid="000db6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Structure of JSON dataset</text:h>
      <text:p text:style-name="Standard">JSON is built on two structures:</text:p>
      <text:list xml:id="list3955648340518820407" text:style-name="L1">
        <text:list-item>
          <text:p text:style-name="P2">Collection of name/value pairs</text:p>
        </text:list-item>
        <text:list-item>
          <text:p text:style-name="P2">Ordered list of values</text:p>
        </text:list-item>
      </text:list>
      <text:p text:style-name="P1"/>
      <text:p text:style-name="P1">There are five forms in which objects in JSON can be represented:</text:p>
      <text:list xml:id="list2409981172142949248" text:style-name="L2">
        <text:list-item>
          <text:p text:style-name="P3">Object – consists of string and value, separated by comma or colon. It is surrounded by curly braces {}</text:p>
        </text:list-item>
        <text:list-item>
          <text:p text:style-name="P3">Array – hold values separated by comma. Array starts and ends with square brackets []</text:p>
        </text:list-item>
        <text:list-item>
          <text:p text:style-name="P3">Value – is either a string, number, an object, an array or boolean (true or false) or null</text:p>
        </text:list-item>
        <text:list-item>
          <text:p text:style-name="P3">String – it is any unicode character except for quotation mark or reverse solidus or control character. Quotations, solidus and reverse solidus, as well as backspace, formfeed, newline, carriage return, horizontal tab and hexadecimal digits have to be escaped with reverse solidus.</text:p>
        </text:list-item>
        <text:list-item>
          <text:p text:style-name="P4">Number – can start with minus, have value 0 or set of digits 0 to 9, which can be followed by dot with trailing digits. Also can contain e or E followed by either plus or minus, or nothing or another digits.</text:p>
        </text:list-item>
      </text:list>
      <text:p text:style-name="P5"/>
      <text:p text:style-name="P5">JSON is structured in a form of a tree, because the values can be nested. An object can contain another object as it's value. An array can hold multiple objects, which also store arrays, which then again store the values.</text:p>
      <text:p text:style-name="P5"/>
      <table:table table:name="Table1" table:style-name="Table1">
        <table:table-column table:style-name="Table1.A"/>
        <table:table-row>
          <table:table-cell table:style-name="Table1.A1" office:value-type="string">
            <text:p text:style-name="P7">{</text:p>
            <text:p text:style-name="P7"><text:tab/>“array”: [</text:p>
            <text:p text:style-name="P7"><text:tab/><text:tab/>“object” : “array”: [</text:p>
            <text:p text:style-name="P7"><text:tab/><text:tab/><text:tab/>“<text:span text:style-name="T1">object</text:span>” : “<text:span text:style-name="T1">value</text:span>”,</text:p>
            <text:p text:style-name="P7"><text:tab/><text:tab/><text:tab/>“<text:span text:style-name="T1">object</text:span>” : “<text:span text:style-name="T1">value</text:span>”,</text:p>
            <text:p text:style-name="P7"><text:tab/><text:tab/>],</text:p>
            <text:p text:style-name="P7"><text:tab/><text:tab/>“object” : “array”: [</text:p>
            <text:p text:style-name="P7"><text:tab/><text:tab/><text:tab/>“<text:span text:style-name="T1">object</text:span>” : “<text:span text:style-name="T1">value</text:span>”,</text:p>
            <text:p text:style-name="P7"><text:tab/><text:tab/><text:tab/>“<text:span text:style-name="T1">object</text:span>” : “<text:span text:style-name="T1">value</text:span>”,</text:p>
            <text:p text:style-name="P7"><text:tab/><text:tab/>],</text:p>
            <text:p text:style-name="P7"><text:tab/><text:tab/>“object” : “array”: [</text:p>
            <text:p text:style-name="P7"><text:tab/><text:tab/><text:tab/>“<text:span text:style-name="T1">object</text:span>” : “<text:span text:style-name="T1">value</text:span>”,</text:p>
            <text:p text:style-name="P7"><text:tab/><text:tab/><text:tab/>“<text:span text:style-name="T1">object</text:span>” : <text:span text:style-name="T2">{“object” : “value”}</text:span></text:p>
            <text:p text:style-name="P7"><text:tab/><text:tab/>]</text:p>
            <text:p text:style-name="P7"><text:tab/>]</text:p>
            <text:p text:style-name="P7">}</text:p>
          </table:table-cell>
        </table:table-row>
      </table:table>
      <text:p text:style-name="P5"/>
      <text:p text:style-name="P6"/>
      <text:p text:style-name="P8">Our data type reflects all the possible valid JSON <text:span text:style-name="T5">forms</text:span>:</text:p>
      <text:list xml:id="list3354071032224088284" text:style-name="L3">
        <text:list-item>
          <text:p text:style-name="P9">JString String – reflects String form</text:p>
        </text:list-item>
        <text:list-item>
          <text:p text:style-name="P9">J<text:span text:style-name="T4">N</text:span>umber Double – reflects Number form</text:p>
        </text:list-item>
        <text:list-item>
          <text:p text:style-name="P9">J<text:span text:style-name="T3">B</text:span>ool Bool – reflects boolean value</text:p>
        </text:list-item>
        <text:list-item>
          <text:p text:style-name="P9">J<text:span text:style-name="T3">N</text:span>ull – reflects null value</text:p>
        </text:list-item>
        <text:list-item>
          <text:p text:style-name="P9">J<text:span text:style-name="T3">O</text:span>bject [(Jvalue, JValue)] – reflects object</text:p>
        </text:list-item>
        <text:list-item>
          <text:p text:style-name="P9">J<text:span text:style-name="T3">A</text:span>rray [Jvalue] – reflects arr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9665" officeooo:paragraph-rsid="000e9665"/>
    </style:style>
    <style:page-layout style:name="Mpm1">
      <style:page-layout-properties fo:page-width="21.001cm" fo:page-height="29.7cm" style:num-format="1" style:print-orientation="portrait" fo:margin-top="0.83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99cm" fo:margin-bottom="0.499cm"/>
      </style:header-style>
      <style:footer-style/>
    </style:page-layout>
  </office:automatic-styles>
  <office:master-styles>
    <style:master-page style:name="Standard" style:page-layout-name="Mpm1">
      <style:header>
        <text:p text:style-name="MP1">Maksym Makuch <text:line-break/>Adam Hani Schakak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6:50:27.777309894</meta:creation-date>
    <dc:date>2015-11-12T17:26:53.591074569</dc:date>
    <meta:editing-duration>PT9M33S</meta:editing-duration>
    <meta:editing-cycles>12</meta:editing-cycles>
    <meta:generator>LibreOffice/4.2.8.2$Linux_X86_64 LibreOffice_project/420m0$Build-2</meta:generator>
    <meta:document-statistic meta:table-count="1" meta:image-count="0" meta:object-count="0" meta:page-count="1" meta:paragraph-count="35" meta:word-count="297" meta:character-count="1720" meta:non-whitespace-character-count="1427"/>
  </office:meta>
</office:document-meta>
</file>